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25pt"/>
    </style:style>
    <style:style style:name="ro1" style:family="table-row">
      <style:table-row-properties style:row-height="16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5" table:formula="of:=([.B1]+[.A2])/2" office:value-type="float" office:value="225" calcext:value-type="float">
            <text:p>225</text:p>
          </table:table-cell>
          <table:table-cell table:style-name="ce5" table:formula="of:=([.C1]+[.B2])/2" office:value-type="float" office:value="235.1513671875" calcext:value-type="float">
            <text:p>235.1513671875</text:p>
          </table:table-cell>
          <table:table-cell table:style-name="ce5" table:formula="of:=([.D1]+[.C2])/2" office:value-type="float" office:value="245.302734375" calcext:value-type="float">
            <text:p>245.302734375</text:p>
          </table:table-cell>
          <table:table-cell table:style-name="ce5" table:formula="of:=([.E1]+[.D2])/2" office:value-type="float" office:value="254.53125" calcext:value-type="float">
            <text:p>254.53125</text:p>
          </table:table-cell>
          <table:table-cell table:style-name="ce5" table:formula="of:=([.F1]+[.E2])/2" office:value-type="float" office:value="261.9140625" calcext:value-type="float">
            <text:p>261.9140625</text:p>
          </table:table-cell>
          <table:table-cell table:style-name="ce5" table:formula="of:=([.G1]+[.F2])/2" office:value-type="float" office:value="266.8359375" calcext:value-type="float">
            <text:p>266.8359375</text:p>
          </table:table-cell>
          <table:table-cell table:style-name="ce5" table:formula="of:=([.H1]+[.G2])/2" office:value-type="float" office:value="269.296875" calcext:value-type="float">
            <text:p>269.296875</text:p>
          </table:table-cell>
          <table:table-cell table:style-name="ce5" office:value-type="float" office:value="270" calcext:value-type="float">
            <text:p>270</text:p>
          </table:table-cell>
          <table:table-cell table:style-name="ce5" table:formula="of:=([.I2]+[.H1])/2" office:value-type="float" office:value="270.703125" calcext:value-type="float">
            <text:p>270.703125</text:p>
          </table:table-cell>
          <table:table-cell table:style-name="ce5" table:formula="of:=([.J2]+[.I1])/2" office:value-type="float" office:value="273.1640625" calcext:value-type="float">
            <text:p>273.1640625</text:p>
          </table:table-cell>
          <table:table-cell table:style-name="ce5" table:formula="of:=([.K2]+[.J1])/2" office:value-type="float" office:value="278.0859375" calcext:value-type="float">
            <text:p>278.0859375</text:p>
          </table:table-cell>
          <table:table-cell table:style-name="ce5" table:formula="of:=([.L2]+[.K1])/2" office:value-type="float" office:value="285.46875" calcext:value-type="float">
            <text:p>285.46875</text:p>
          </table:table-cell>
          <table:table-cell table:style-name="ce5" table:formula="of:=([.M2]+[.L1])/2" office:value-type="float" office:value="294.697265625" calcext:value-type="float">
            <text:p>294.697265625</text:p>
          </table:table-cell>
          <table:table-cell table:style-name="ce5" table:formula="of:=([.N2]+[.M1])/2" office:value-type="float" office:value="304.8486328125" calcext:value-type="float">
            <text:p>304.8486328125</text:p>
          </table:table-cell>
          <table:table-cell table:style-name="ce5" table:formula="of:=([.O2]+[.N1])/2" office:value-type="float" office:value="315" calcext:value-type="float">
            <text:p>315</text:p>
          </table:table-cell>
          <table:table-cell table:number-columns-repeated="1009"/>
        </table:table-row>
        <table:table-row table:style-name="ro1">
          <table:table-cell table:style-name="ce5" table:formula="of:=([.B2]+[.A3])/2" office:value-type="float" office:value="214.8486328125" calcext:value-type="float">
            <text:p>214.8486328125</text:p>
          </table:table-cell>
          <table:table-cell table:style-name="ce5" table:formula="of:=([.C2]+[.B3])/2" office:value-type="float" office:value="225" calcext:value-type="float">
            <text:p>225</text:p>
          </table:table-cell>
          <table:table-cell table:style-name="ce5" table:formula="of:=([.D2]+[.C3])/2" office:value-type="float" office:value="236.07421875" calcext:value-type="float">
            <text:p>236.07421875</text:p>
          </table:table-cell>
          <table:table-cell table:style-name="ce5" table:formula="of:=([.E2]+[.D3])/2" office:value-type="float" office:value="247.1484375" calcext:value-type="float">
            <text:p>247.1484375</text:p>
          </table:table-cell>
          <table:table-cell table:style-name="ce5" table:formula="of:=([.F2]+[.E3])/2" office:value-type="float" office:value="256.9921875" calcext:value-type="float">
            <text:p>256.9921875</text:p>
          </table:table-cell>
          <table:table-cell table:style-name="ce5" table:formula="of:=([.G2]+[.F3])/2" office:value-type="float" office:value="264.375" calcext:value-type="float">
            <text:p>264.375</text:p>
          </table:table-cell>
          <table:table-cell table:style-name="ce5" table:formula="of:=([.H2]+[.G3])/2" office:value-type="float" office:value="268.59375" calcext:value-type="float">
            <text:p>268.59375</text:p>
          </table:table-cell>
          <table:table-cell table:style-name="ce5" office:value-type="float" office:value="270" calcext:value-type="float">
            <text:p>270</text:p>
          </table:table-cell>
          <table:table-cell table:style-name="ce5" table:formula="of:=([.I3]+[.H2])/2" office:value-type="float" office:value="271.40625" calcext:value-type="float">
            <text:p>271.40625</text:p>
          </table:table-cell>
          <table:table-cell table:style-name="ce5" table:formula="of:=([.J3]+[.I2])/2" office:value-type="float" office:value="275.625" calcext:value-type="float">
            <text:p>275.625</text:p>
          </table:table-cell>
          <table:table-cell table:style-name="ce5" table:formula="of:=([.K3]+[.J2])/2" office:value-type="float" office:value="283.0078125" calcext:value-type="float">
            <text:p>283.0078125</text:p>
          </table:table-cell>
          <table:table-cell table:style-name="ce5" table:formula="of:=([.L3]+[.K2])/2" office:value-type="float" office:value="292.8515625" calcext:value-type="float">
            <text:p>292.8515625</text:p>
          </table:table-cell>
          <table:table-cell table:style-name="ce5" table:formula="of:=([.M3]+[.L2])/2" office:value-type="float" office:value="303.92578125" calcext:value-type="float">
            <text:p>303.92578125</text:p>
          </table:table-cell>
          <table:table-cell table:style-name="ce5" table:formula="of:=([.N3]+[.M2])/2" office:value-type="float" office:value="315" calcext:value-type="float">
            <text:p>315</text:p>
          </table:table-cell>
          <table:table-cell table:style-name="ce5" table:formula="of:=([.O3]+[.N2])/2" office:value-type="float" office:value="325.1513671875" calcext:value-type="float">
            <text:p>325.1513671875</text:p>
          </table:table-cell>
          <table:table-cell table:number-columns-repeated="1009"/>
        </table:table-row>
        <table:table-row table:style-name="ro1">
          <table:table-cell table:style-name="ce5" table:formula="of:=([.B3]+[.A4])/2" office:value-type="float" office:value="204.697265625" calcext:value-type="float">
            <text:p>204.697265625</text:p>
          </table:table-cell>
          <table:table-cell table:style-name="ce5" table:formula="of:=([.C3]+[.B4])/2" office:value-type="float" office:value="213.92578125" calcext:value-type="float">
            <text:p>213.92578125</text:p>
          </table:table-cell>
          <table:table-cell table:style-name="ce5" table:formula="of:=([.D3]+[.C4])/2" office:value-type="float" office:value="225" calcext:value-type="float">
            <text:p>225</text:p>
          </table:table-cell>
          <table:table-cell table:style-name="ce5" table:formula="of:=([.E3]+[.D4])/2" office:value-type="float" office:value="237.3046875" calcext:value-type="float">
            <text:p>237.3046875</text:p>
          </table:table-cell>
          <table:table-cell table:style-name="ce5" table:formula="of:=([.F3]+[.E4])/2" office:value-type="float" office:value="249.609375" calcext:value-type="float">
            <text:p>249.609375</text:p>
          </table:table-cell>
          <table:table-cell table:style-name="ce5" table:formula="of:=([.G3]+[.F4])/2" office:value-type="float" office:value="260.15625" calcext:value-type="float">
            <text:p>260.15625</text:p>
          </table:table-cell>
          <table:table-cell table:style-name="ce5" table:formula="of:=([.H3]+[.G4])/2" office:value-type="float" office:value="267.1875" calcext:value-type="float">
            <text:p>267.1875</text:p>
          </table:table-cell>
          <table:table-cell table:style-name="ce5" office:value-type="float" office:value="270" calcext:value-type="float">
            <text:p>270</text:p>
          </table:table-cell>
          <table:table-cell table:style-name="ce5" table:formula="of:=([.I4]+[.H3])/2" office:value-type="float" office:value="272.8125" calcext:value-type="float">
            <text:p>272.8125</text:p>
          </table:table-cell>
          <table:table-cell table:style-name="ce5" table:formula="of:=([.J4]+[.I3])/2" office:value-type="float" office:value="279.84375" calcext:value-type="float">
            <text:p>279.84375</text:p>
          </table:table-cell>
          <table:table-cell table:style-name="ce5" table:formula="of:=([.K4]+[.J3])/2" office:value-type="float" office:value="290.390625" calcext:value-type="float">
            <text:p>290.390625</text:p>
          </table:table-cell>
          <table:table-cell table:style-name="ce5" table:formula="of:=([.L4]+[.K3])/2" office:value-type="float" office:value="302.6953125" calcext:value-type="float">
            <text:p>302.6953125</text:p>
          </table:table-cell>
          <table:table-cell table:style-name="ce5" table:formula="of:=([.M4]+[.L3])/2" office:value-type="float" office:value="315" calcext:value-type="float">
            <text:p>315</text:p>
          </table:table-cell>
          <table:table-cell table:style-name="ce5" table:formula="of:=([.N4]+[.M3])/2" office:value-type="float" office:value="326.07421875" calcext:value-type="float">
            <text:p>326.07421875</text:p>
          </table:table-cell>
          <table:table-cell table:style-name="ce5" table:formula="of:=([.O4]+[.N3])/2" office:value-type="float" office:value="335.302734375" calcext:value-type="float">
            <text:p>335.302734375</text:p>
          </table:table-cell>
          <table:table-cell table:number-columns-repeated="1009"/>
        </table:table-row>
        <table:table-row table:style-name="ro1">
          <table:table-cell table:style-name="ce5" table:formula="of:=([.B4]+[.A5])/2" office:value-type="float" office:value="195.46875" calcext:value-type="float">
            <text:p>195.46875</text:p>
          </table:table-cell>
          <table:table-cell table:style-name="ce5" table:formula="of:=([.C4]+[.B5])/2" office:value-type="float" office:value="202.8515625" calcext:value-type="float">
            <text:p>202.8515625</text:p>
          </table:table-cell>
          <table:table-cell table:style-name="ce5" table:formula="of:=([.D4]+[.C5])/2" office:value-type="float" office:value="212.6953125" calcext:value-type="float">
            <text:p>212.6953125</text:p>
          </table:table-cell>
          <table:table-cell table:style-name="ce5" table:formula="of:=([.E4]+[.D5])/2" office:value-type="float" office:value="225" calcext:value-type="float">
            <text:p>225</text:p>
          </table:table-cell>
          <table:table-cell table:style-name="ce5" table:formula="of:=([.F4]+[.E5])/2" office:value-type="float" office:value="239.0625" calcext:value-type="float">
            <text:p>239.0625</text:p>
          </table:table-cell>
          <table:table-cell table:style-name="ce5" table:formula="of:=([.G4]+[.F5])/2" office:value-type="float" office:value="253.125" calcext:value-type="float">
            <text:p>253.125</text:p>
          </table:table-cell>
          <table:table-cell table:style-name="ce5" table:formula="of:=([.H4]+[.G5])/2" office:value-type="float" office:value="264.375" calcext:value-type="float">
            <text:p>264.375</text:p>
          </table:table-cell>
          <table:table-cell table:style-name="ce5" office:value-type="float" office:value="270" calcext:value-type="float">
            <text:p>270</text:p>
          </table:table-cell>
          <table:table-cell table:style-name="ce5" table:formula="of:=([.I5]+[.H4])/2" office:value-type="float" office:value="275.625" calcext:value-type="float">
            <text:p>275.625</text:p>
          </table:table-cell>
          <table:table-cell table:style-name="ce5" table:formula="of:=([.J5]+[.I4])/2" office:value-type="float" office:value="286.875" calcext:value-type="float">
            <text:p>286.875</text:p>
          </table:table-cell>
          <table:table-cell table:style-name="ce5" table:formula="of:=([.K5]+[.J4])/2" office:value-type="float" office:value="300.9375" calcext:value-type="float">
            <text:p>300.9375</text:p>
          </table:table-cell>
          <table:table-cell table:style-name="ce5" table:formula="of:=([.L5]+[.K4])/2" office:value-type="float" office:value="315" calcext:value-type="float">
            <text:p>315</text:p>
          </table:table-cell>
          <table:table-cell table:style-name="ce5" table:formula="of:=([.M5]+[.L4])/2" office:value-type="float" office:value="327.3046875" calcext:value-type="float">
            <text:p>327.3046875</text:p>
          </table:table-cell>
          <table:table-cell table:style-name="ce5" table:formula="of:=([.N5]+[.M4])/2" office:value-type="float" office:value="337.1484375" calcext:value-type="float">
            <text:p>337.1484375</text:p>
          </table:table-cell>
          <table:table-cell table:style-name="ce5" table:formula="of:=([.O5]+[.N4])/2" office:value-type="float" office:value="344.53125" calcext:value-type="float">
            <text:p>344.53125</text:p>
          </table:table-cell>
          <table:table-cell table:number-columns-repeated="1009"/>
        </table:table-row>
        <table:table-row table:style-name="ro1">
          <table:table-cell table:style-name="ce5" table:formula="of:=([.B5]+[.A6])/2" office:value-type="float" office:value="188.0859375" calcext:value-type="float">
            <text:p>188.0859375</text:p>
          </table:table-cell>
          <table:table-cell table:style-name="ce5" table:formula="of:=([.C5]+[.B6])/2" office:value-type="float" office:value="193.0078125" calcext:value-type="float">
            <text:p>193.0078125</text:p>
          </table:table-cell>
          <table:table-cell table:style-name="ce5" table:formula="of:=([.D5]+[.C6])/2" office:value-type="float" office:value="200.390625" calcext:value-type="float">
            <text:p>200.390625</text:p>
          </table:table-cell>
          <table:table-cell table:style-name="ce5" table:formula="of:=([.E5]+[.D6])/2" office:value-type="float" office:value="210.9375" calcext:value-type="float">
            <text:p>210.9375</text:p>
          </table:table-cell>
          <table:table-cell table:style-name="ce5" table:formula="of:=([.F5]+[.E6])/2" office:value-type="float" office:value="225" calcext:value-type="float">
            <text:p>225</text:p>
          </table:table-cell>
          <table:table-cell table:style-name="ce5" table:formula="of:=([.G5]+[.F6])/2" office:value-type="float" office:value="241.875" calcext:value-type="float">
            <text:p>241.875</text:p>
          </table:table-cell>
          <table:table-cell table:style-name="ce5" table:formula="of:=([.H5]+[.G6])/2" office:value-type="float" office:value="258.75" calcext:value-type="float">
            <text:p>258.75</text:p>
          </table:table-cell>
          <table:table-cell table:style-name="ce5" office:value-type="float" office:value="270" calcext:value-type="float">
            <text:p>270</text:p>
          </table:table-cell>
          <table:table-cell table:style-name="ce5" table:formula="of:=([.I6]+[.H5])/2" office:value-type="float" office:value="281.25" calcext:value-type="float">
            <text:p>281.25</text:p>
          </table:table-cell>
          <table:table-cell table:style-name="ce5" table:formula="of:=([.J6]+[.I5])/2" office:value-type="float" office:value="298.125" calcext:value-type="float">
            <text:p>298.125</text:p>
          </table:table-cell>
          <table:table-cell table:style-name="ce5" table:formula="of:=([.K6]+[.J5])/2" office:value-type="float" office:value="315" calcext:value-type="float">
            <text:p>315</text:p>
          </table:table-cell>
          <table:table-cell table:style-name="ce5" table:formula="of:=([.L6]+[.K5])/2" office:value-type="float" office:value="329.0625" calcext:value-type="float">
            <text:p>329.0625</text:p>
          </table:table-cell>
          <table:table-cell table:style-name="ce5" table:formula="of:=([.M6]+[.L5])/2" office:value-type="float" office:value="339.609375" calcext:value-type="float">
            <text:p>339.609375</text:p>
          </table:table-cell>
          <table:table-cell table:style-name="ce5" table:formula="of:=([.N6]+[.M5])/2" office:value-type="float" office:value="346.9921875" calcext:value-type="float">
            <text:p>346.9921875</text:p>
          </table:table-cell>
          <table:table-cell table:style-name="ce5" table:formula="of:=([.O6]+[.N5])/2" office:value-type="float" office:value="351.9140625" calcext:value-type="float">
            <text:p>351.9140625</text:p>
          </table:table-cell>
          <table:table-cell table:number-columns-repeated="1009"/>
        </table:table-row>
        <table:table-row table:style-name="ro1">
          <table:table-cell table:style-name="ce5" table:formula="of:=([.B6]+[.A7])/2" office:value-type="float" office:value="183.1640625" calcext:value-type="float">
            <text:p>183.1640625</text:p>
          </table:table-cell>
          <table:table-cell table:style-name="ce5" table:formula="of:=([.C6]+[.B7])/2" office:value-type="float" office:value="185.625" calcext:value-type="float">
            <text:p>185.625</text:p>
          </table:table-cell>
          <table:table-cell table:style-name="ce5" table:formula="of:=([.D6]+[.C7])/2" office:value-type="float" office:value="189.84375" calcext:value-type="float">
            <text:p>189.84375</text:p>
          </table:table-cell>
          <table:table-cell table:style-name="ce5" table:formula="of:=([.E6]+[.D7])/2" office:value-type="float" office:value="196.875" calcext:value-type="float">
            <text:p>196.875</text:p>
          </table:table-cell>
          <table:table-cell table:style-name="ce5" table:formula="of:=([.F6]+[.E7])/2" office:value-type="float" office:value="208.125" calcext:value-type="float">
            <text:p>208.125</text:p>
          </table:table-cell>
          <table:table-cell table:style-name="ce5" table:formula="of:=([.G6]+[.F7])/2" office:value-type="float" office:value="225" calcext:value-type="float">
            <text:p>225</text:p>
          </table:table-cell>
          <table:table-cell table:style-name="ce5" table:formula="of:=([.H6]+[.G7])/2" office:value-type="float" office:value="247.5" calcext:value-type="float">
            <text:p>247.5</text:p>
          </table:table-cell>
          <table:table-cell table:style-name="ce5" office:value-type="float" office:value="270" calcext:value-type="float">
            <text:p>270</text:p>
          </table:table-cell>
          <table:table-cell table:style-name="ce5" table:formula="of:=([.I7]+[.H6])/2" office:value-type="float" office:value="292.5" calcext:value-type="float">
            <text:p>292.5</text:p>
          </table:table-cell>
          <table:table-cell table:style-name="ce5" table:formula="of:=([.J7]+[.I6])/2" office:value-type="float" office:value="315" calcext:value-type="float">
            <text:p>315</text:p>
          </table:table-cell>
          <table:table-cell table:style-name="ce5" table:formula="of:=([.K7]+[.J6])/2" office:value-type="float" office:value="331.875" calcext:value-type="float">
            <text:p>331.875</text:p>
          </table:table-cell>
          <table:table-cell table:style-name="ce5" table:formula="of:=([.L7]+[.K6])/2" office:value-type="float" office:value="343.125" calcext:value-type="float">
            <text:p>343.125</text:p>
          </table:table-cell>
          <table:table-cell table:style-name="ce5" table:formula="of:=([.M7]+[.L6])/2" office:value-type="float" office:value="350.15625" calcext:value-type="float">
            <text:p>350.15625</text:p>
          </table:table-cell>
          <table:table-cell table:style-name="ce5" table:formula="of:=([.N7]+[.M6])/2" office:value-type="float" office:value="354.375" calcext:value-type="float">
            <text:p>354.375</text:p>
          </table:table-cell>
          <table:table-cell table:style-name="ce5" table:formula="of:=([.O7]+[.N6])/2" office:value-type="float" office:value="356.8359375" calcext:value-type="float">
            <text:p>356.8359375</text:p>
          </table:table-cell>
          <table:table-cell table:number-columns-repeated="1009"/>
        </table:table-row>
        <table:table-row table:style-name="ro1">
          <table:table-cell table:style-name="ce5" table:formula="of:=([.B7]+[.A8])/2" office:value-type="float" office:value="180.703125" calcext:value-type="float">
            <text:p>180.703125</text:p>
          </table:table-cell>
          <table:table-cell table:style-name="ce5" table:formula="of:=([.C7]+[.B8])/2" office:value-type="float" office:value="181.40625" calcext:value-type="float">
            <text:p>181.40625</text:p>
          </table:table-cell>
          <table:table-cell table:style-name="ce5" table:formula="of:=([.D7]+[.C8])/2" office:value-type="float" office:value="182.8125" calcext:value-type="float">
            <text:p>182.8125</text:p>
          </table:table-cell>
          <table:table-cell table:style-name="ce5" table:formula="of:=([.E7]+[.D8])/2" office:value-type="float" office:value="185.625" calcext:value-type="float">
            <text:p>185.625</text:p>
          </table:table-cell>
          <table:table-cell table:style-name="ce5" table:formula="of:=([.F7]+[.E8])/2" office:value-type="float" office:value="191.25" calcext:value-type="float">
            <text:p>191.25</text:p>
          </table:table-cell>
          <table:table-cell table:style-name="ce5" table:formula="of:=([.G7]+[.F8])/2" office:value-type="float" office:value="202.5" calcext:value-type="float">
            <text:p>202.5</text:p>
          </table:table-cell>
          <table:table-cell table:style-name="ce5" table:formula="of:=([.H7]+[.G8])/2" office:value-type="float" office:value="225" calcext:value-type="float">
            <text:p>225</text:p>
          </table:table-cell>
          <table:table-cell table:style-name="ce5" office:value-type="float" office:value="270" calcext:value-type="float">
            <text:p>270</text:p>
          </table:table-cell>
          <table:table-cell table:style-name="ce5" table:formula="of:=([.I8]+360+[.H7])/2" office:value-type="float" office:value="315" calcext:value-type="float">
            <text:p>315</text:p>
          </table:table-cell>
          <table:table-cell table:style-name="ce5" table:formula="of:=([.J8]+360+[.I7])/2" office:value-type="float" office:value="337.5" calcext:value-type="float">
            <text:p>337.5</text:p>
          </table:table-cell>
          <table:table-cell table:style-name="ce5" table:formula="of:=([.K8]+360+[.J7])/2" office:value-type="float" office:value="348.75" calcext:value-type="float">
            <text:p>348.75</text:p>
          </table:table-cell>
          <table:table-cell table:style-name="ce5" table:formula="of:=([.L8]+360+[.K7])/2" office:value-type="float" office:value="354.375" calcext:value-type="float">
            <text:p>354.375</text:p>
          </table:table-cell>
          <table:table-cell table:style-name="ce5" table:formula="of:=([.M8]+360+[.L7])/2" office:value-type="float" office:value="357.1875" calcext:value-type="float">
            <text:p>357.1875</text:p>
          </table:table-cell>
          <table:table-cell table:style-name="ce5" table:formula="of:=([.N8]+360+[.M7])/2" office:value-type="float" office:value="358.59375" calcext:value-type="float">
            <text:p>358.59375</text:p>
          </table:table-cell>
          <table:table-cell table:style-name="ce5" table:formula="of:=([.O8]+360+[.N7])/2" office:value-type="float" office:value="359.296875" calcext:value-type="float">
            <text:p>359.296875</text:p>
          </table:table-cell>
          <table:table-cell table:number-columns-repeated="1009"/>
        </table:table-row>
        <table:table-row table:style-name="ro1">
          <table:table-cell table:number-columns-repeated="7" table:style-name="ce5" office:value-type="float" office:value="180" calcext:value-type="float">
            <text:p>180</text:p>
          </table:table-cell>
          <table:table-cell table:style-name="ce6"/>
          <table:table-cell table:number-columns-repeated="7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table:formula="of:=([.A8]+[.B9])/2" office:value-type="float" office:value="179.296875" calcext:value-type="float">
            <text:p>179.296875</text:p>
          </table:table-cell>
          <table:table-cell table:style-name="ce5" table:formula="of:=([.B8]+[.C9])/2" office:value-type="float" office:value="178.59375" calcext:value-type="float">
            <text:p>178.59375</text:p>
          </table:table-cell>
          <table:table-cell table:style-name="ce5" table:formula="of:=([.C8]+[.D9])/2" office:value-type="float" office:value="177.1875" calcext:value-type="float">
            <text:p>177.1875</text:p>
          </table:table-cell>
          <table:table-cell table:style-name="ce5" table:formula="of:=([.D8]+[.E9])/2" office:value-type="float" office:value="174.375" calcext:value-type="float">
            <text:p>174.375</text:p>
          </table:table-cell>
          <table:table-cell table:style-name="ce5" table:formula="of:=([.E8]+[.F9])/2" office:value-type="float" office:value="168.75" calcext:value-type="float">
            <text:p>168.75</text:p>
          </table:table-cell>
          <table:table-cell table:style-name="ce5" table:formula="of:=([.F8]+[.G9])/2" office:value-type="float" office:value="157.5" calcext:value-type="float">
            <text:p>157.5</text:p>
          </table:table-cell>
          <table:table-cell table:style-name="ce5" table:formula="of:=([.G8]+[.H9])/2" office:value-type="float" office:value="135" calcext:value-type="float">
            <text:p>135</text:p>
          </table:table-cell>
          <table:table-cell table:style-name="ce5" office:value-type="float" office:value="90" calcext:value-type="float">
            <text:p>90</text:p>
          </table:table-cell>
          <table:table-cell table:style-name="ce5" table:formula="of:=([.I8]+[.H9])/2" office:value-type="float" office:value="45" calcext:value-type="float">
            <text:p>45</text:p>
          </table:table-cell>
          <table:table-cell table:style-name="ce5" table:formula="of:=([.J8]+[.I9])/2" office:value-type="float" office:value="22.5" calcext:value-type="float">
            <text:p>22.5</text:p>
          </table:table-cell>
          <table:table-cell table:style-name="ce5" table:formula="of:=([.K8]+[.J9])/2" office:value-type="float" office:value="11.25" calcext:value-type="float">
            <text:p>11.25</text:p>
          </table:table-cell>
          <table:table-cell table:style-name="ce5" table:formula="of:=([.L8]+[.K9])/2" office:value-type="float" office:value="5.625" calcext:value-type="float">
            <text:p>5.625</text:p>
          </table:table-cell>
          <table:table-cell table:style-name="ce5" table:formula="of:=([.M8]+[.L9])/2" office:value-type="float" office:value="2.8125" calcext:value-type="float">
            <text:p>2.8125</text:p>
          </table:table-cell>
          <table:table-cell table:style-name="ce5" table:formula="of:=([.N8]+[.M9])/2" office:value-type="float" office:value="1.40625" calcext:value-type="float">
            <text:p>1.40625</text:p>
          </table:table-cell>
          <table:table-cell table:style-name="ce5" table:formula="of:=([.O8]+[.N9])/2" office:value-type="float" office:value="0.703125" calcext:value-type="float">
            <text:p>0.703125</text:p>
          </table:table-cell>
          <table:table-cell table:number-columns-repeated="1009"/>
        </table:table-row>
        <table:table-row table:style-name="ro1">
          <table:table-cell table:style-name="ce5" table:formula="of:=([.A9]+[.B10])/2" office:value-type="float" office:value="176.8359375" calcext:value-type="float">
            <text:p>176.8359375</text:p>
          </table:table-cell>
          <table:table-cell table:style-name="ce5" table:formula="of:=([.B9]+[.C10])/2" office:value-type="float" office:value="174.375" calcext:value-type="float">
            <text:p>174.375</text:p>
          </table:table-cell>
          <table:table-cell table:style-name="ce5" table:formula="of:=([.C9]+[.D10])/2" office:value-type="float" office:value="170.15625" calcext:value-type="float">
            <text:p>170.15625</text:p>
          </table:table-cell>
          <table:table-cell table:style-name="ce5" table:formula="of:=([.D9]+[.E10])/2" office:value-type="float" office:value="163.125" calcext:value-type="float">
            <text:p>163.125</text:p>
          </table:table-cell>
          <table:table-cell table:style-name="ce5" table:formula="of:=([.E9]+[.F10])/2" office:value-type="float" office:value="151.875" calcext:value-type="float">
            <text:p>151.875</text:p>
          </table:table-cell>
          <table:table-cell table:style-name="ce5" table:formula="of:=([.F9]+[.G10])/2" office:value-type="float" office:value="135" calcext:value-type="float">
            <text:p>135</text:p>
          </table:table-cell>
          <table:table-cell table:style-name="ce5" table:formula="of:=([.G9]+[.H10])/2" office:value-type="float" office:value="112.5" calcext:value-type="float">
            <text:p>112.5</text:p>
          </table:table-cell>
          <table:table-cell table:style-name="ce5" table:formula="of:=[.H9]" office:value-type="float" office:value="90" calcext:value-type="float">
            <text:p>90</text:p>
          </table:table-cell>
          <table:table-cell table:style-name="ce5" table:formula="of:=([.I9]+[.H10])/2" office:value-type="float" office:value="67.5" calcext:value-type="float">
            <text:p>67.5</text:p>
          </table:table-cell>
          <table:table-cell table:style-name="ce5" table:formula="of:=([.J9]+[.I10])/2" office:value-type="float" office:value="45" calcext:value-type="float">
            <text:p>45</text:p>
          </table:table-cell>
          <table:table-cell table:style-name="ce5" table:formula="of:=([.K9]+[.J10])/2" office:value-type="float" office:value="28.125" calcext:value-type="float">
            <text:p>28.125</text:p>
          </table:table-cell>
          <table:table-cell table:style-name="ce5" table:formula="of:=([.L9]+[.K10])/2" office:value-type="float" office:value="16.875" calcext:value-type="float">
            <text:p>16.875</text:p>
          </table:table-cell>
          <table:table-cell table:style-name="ce5" table:formula="of:=([.M9]+[.L10])/2" office:value-type="float" office:value="9.84375" calcext:value-type="float">
            <text:p>9.84375</text:p>
          </table:table-cell>
          <table:table-cell table:style-name="ce5" table:formula="of:=([.N9]+[.M10])/2" office:value-type="float" office:value="5.625" calcext:value-type="float">
            <text:p>5.625</text:p>
          </table:table-cell>
          <table:table-cell table:style-name="ce5" table:formula="of:=([.O9]+[.N10])/2" office:value-type="float" office:value="3.1640625" calcext:value-type="float">
            <text:p>3.1640625</text:p>
          </table:table-cell>
          <table:table-cell table:number-columns-repeated="1009"/>
        </table:table-row>
        <table:table-row table:style-name="ro1">
          <table:table-cell table:style-name="ce5" table:formula="of:=([.A10]+[.B11])/2" office:value-type="float" office:value="171.9140625" calcext:value-type="float">
            <text:p>171.9140625</text:p>
          </table:table-cell>
          <table:table-cell table:style-name="ce5" table:formula="of:=([.B10]+[.C11])/2" office:value-type="float" office:value="166.9921875" calcext:value-type="float">
            <text:p>166.9921875</text:p>
          </table:table-cell>
          <table:table-cell table:style-name="ce5" table:formula="of:=([.C10]+[.D11])/2" office:value-type="float" office:value="159.609375" calcext:value-type="float">
            <text:p>159.609375</text:p>
          </table:table-cell>
          <table:table-cell table:style-name="ce5" table:formula="of:=([.D10]+[.E11])/2" office:value-type="float" office:value="149.0625" calcext:value-type="float">
            <text:p>149.0625</text:p>
          </table:table-cell>
          <table:table-cell table:style-name="ce5" table:formula="of:=([.E10]+[.F11])/2" office:value-type="float" office:value="135" calcext:value-type="float">
            <text:p>135</text:p>
          </table:table-cell>
          <table:table-cell table:style-name="ce5" table:formula="of:=([.F10]+[.G11])/2" office:value-type="float" office:value="118.125" calcext:value-type="float">
            <text:p>118.125</text:p>
          </table:table-cell>
          <table:table-cell table:style-name="ce5" table:formula="of:=([.G10]+[.H11])/2" office:value-type="float" office:value="101.25" calcext:value-type="float">
            <text:p>101.25</text:p>
          </table:table-cell>
          <table:table-cell table:style-name="ce5" table:formula="of:=[.H10]" office:value-type="float" office:value="90" calcext:value-type="float">
            <text:p>90</text:p>
          </table:table-cell>
          <table:table-cell table:style-name="ce5" table:formula="of:=([.I10]+[.H11])/2" office:value-type="float" office:value="78.75" calcext:value-type="float">
            <text:p>78.75</text:p>
          </table:table-cell>
          <table:table-cell table:style-name="ce5" table:formula="of:=([.J10]+[.I11])/2" office:value-type="float" office:value="61.875" calcext:value-type="float">
            <text:p>61.875</text:p>
          </table:table-cell>
          <table:table-cell table:style-name="ce5" table:formula="of:=([.K10]+[.J11])/2" office:value-type="float" office:value="45" calcext:value-type="float">
            <text:p>45</text:p>
          </table:table-cell>
          <table:table-cell table:style-name="ce5" table:formula="of:=([.L10]+[.K11])/2" office:value-type="float" office:value="30.9375" calcext:value-type="float">
            <text:p>30.9375</text:p>
          </table:table-cell>
          <table:table-cell table:style-name="ce5" table:formula="of:=([.M10]+[.L11])/2" office:value-type="float" office:value="20.390625" calcext:value-type="float">
            <text:p>20.390625</text:p>
          </table:table-cell>
          <table:table-cell table:style-name="ce5" table:formula="of:=([.N10]+[.M11])/2" office:value-type="float" office:value="13.0078125" calcext:value-type="float">
            <text:p>13.0078125</text:p>
          </table:table-cell>
          <table:table-cell table:style-name="ce5" table:formula="of:=([.O10]+[.N11])/2" office:value-type="float" office:value="8.0859375" calcext:value-type="float">
            <text:p>8.0859375</text:p>
          </table:table-cell>
          <table:table-cell table:number-columns-repeated="1009"/>
        </table:table-row>
        <table:table-row table:style-name="ro1">
          <table:table-cell table:style-name="ce5" table:formula="of:=([.A11]+[.B12])/2" office:value-type="float" office:value="164.53125" calcext:value-type="float">
            <text:p>164.53125</text:p>
          </table:table-cell>
          <table:table-cell table:style-name="ce5" table:formula="of:=([.B11]+[.C12])/2" office:value-type="float" office:value="157.1484375" calcext:value-type="float">
            <text:p>157.1484375</text:p>
          </table:table-cell>
          <table:table-cell table:style-name="ce5" table:formula="of:=([.C11]+[.D12])/2" office:value-type="float" office:value="147.3046875" calcext:value-type="float">
            <text:p>147.3046875</text:p>
          </table:table-cell>
          <table:table-cell table:style-name="ce5" table:formula="of:=([.D11]+[.E12])/2" office:value-type="float" office:value="135" calcext:value-type="float">
            <text:p>135</text:p>
          </table:table-cell>
          <table:table-cell table:style-name="ce5" table:formula="of:=([.E11]+[.F12])/2" office:value-type="float" office:value="120.9375" calcext:value-type="float">
            <text:p>120.9375</text:p>
          </table:table-cell>
          <table:table-cell table:style-name="ce5" table:formula="of:=([.F11]+[.G12])/2" office:value-type="float" office:value="106.875" calcext:value-type="float">
            <text:p>106.875</text:p>
          </table:table-cell>
          <table:table-cell table:style-name="ce5" table:formula="of:=([.G11]+[.H12])/2" office:value-type="float" office:value="95.625" calcext:value-type="float">
            <text:p>95.625</text:p>
          </table:table-cell>
          <table:table-cell table:style-name="ce5" table:formula="of:=[.H11]" office:value-type="float" office:value="90" calcext:value-type="float">
            <text:p>90</text:p>
          </table:table-cell>
          <table:table-cell table:style-name="ce5" table:formula="of:=([.I11]+[.H12])/2" office:value-type="float" office:value="84.375" calcext:value-type="float">
            <text:p>84.375</text:p>
          </table:table-cell>
          <table:table-cell table:style-name="ce5" table:formula="of:=([.J11]+[.I12])/2" office:value-type="float" office:value="73.125" calcext:value-type="float">
            <text:p>73.125</text:p>
          </table:table-cell>
          <table:table-cell table:style-name="ce5" table:formula="of:=([.K11]+[.J12])/2" office:value-type="float" office:value="59.0625" calcext:value-type="float">
            <text:p>59.0625</text:p>
          </table:table-cell>
          <table:table-cell table:style-name="ce5" table:formula="of:=([.L11]+[.K12])/2" office:value-type="float" office:value="45" calcext:value-type="float">
            <text:p>45</text:p>
          </table:table-cell>
          <table:table-cell table:style-name="ce5" table:formula="of:=([.M11]+[.L12])/2" office:value-type="float" office:value="32.6953125" calcext:value-type="float">
            <text:p>32.6953125</text:p>
          </table:table-cell>
          <table:table-cell table:style-name="ce5" table:formula="of:=([.N11]+[.M12])/2" office:value-type="float" office:value="22.8515625" calcext:value-type="float">
            <text:p>22.8515625</text:p>
          </table:table-cell>
          <table:table-cell table:style-name="ce5" table:formula="of:=([.O11]+[.N12])/2" office:value-type="float" office:value="15.46875" calcext:value-type="float">
            <text:p>15.46875</text:p>
          </table:table-cell>
          <table:table-cell table:number-columns-repeated="1009"/>
        </table:table-row>
        <table:table-row table:style-name="ro1">
          <table:table-cell table:style-name="ce5" table:formula="of:=([.A12]+[.B13])/2" office:value-type="float" office:value="155.302734375" calcext:value-type="float">
            <text:p>155.302734375</text:p>
          </table:table-cell>
          <table:table-cell table:style-name="ce5" table:formula="of:=([.B12]+[.C13])/2" office:value-type="float" office:value="146.07421875" calcext:value-type="float">
            <text:p>146.07421875</text:p>
          </table:table-cell>
          <table:table-cell table:style-name="ce5" table:formula="of:=([.C12]+[.D13])/2" office:value-type="float" office:value="135" calcext:value-type="float">
            <text:p>135</text:p>
          </table:table-cell>
          <table:table-cell table:style-name="ce5" table:formula="of:=([.D12]+[.E13])/2" office:value-type="float" office:value="122.6953125" calcext:value-type="float">
            <text:p>122.6953125</text:p>
          </table:table-cell>
          <table:table-cell table:style-name="ce5" table:formula="of:=([.E12]+[.F13])/2" office:value-type="float" office:value="110.390625" calcext:value-type="float">
            <text:p>110.390625</text:p>
          </table:table-cell>
          <table:table-cell table:style-name="ce5" table:formula="of:=([.F12]+[.G13])/2" office:value-type="float" office:value="99.84375" calcext:value-type="float">
            <text:p>99.84375</text:p>
          </table:table-cell>
          <table:table-cell table:style-name="ce5" table:formula="of:=([.G12]+[.H13])/2" office:value-type="float" office:value="92.8125" calcext:value-type="float">
            <text:p>92.8125</text:p>
          </table:table-cell>
          <table:table-cell table:style-name="ce5" table:formula="of:=[.H12]" office:value-type="float" office:value="90" calcext:value-type="float">
            <text:p>90</text:p>
          </table:table-cell>
          <table:table-cell table:style-name="ce5" table:formula="of:=([.I12]+[.H13])/2" office:value-type="float" office:value="87.1875" calcext:value-type="float">
            <text:p>87.1875</text:p>
          </table:table-cell>
          <table:table-cell table:style-name="ce5" table:formula="of:=([.J12]+[.I13])/2" office:value-type="float" office:value="80.15625" calcext:value-type="float">
            <text:p>80.15625</text:p>
          </table:table-cell>
          <table:table-cell table:style-name="ce5" table:formula="of:=([.K12]+[.J13])/2" office:value-type="float" office:value="69.609375" calcext:value-type="float">
            <text:p>69.609375</text:p>
          </table:table-cell>
          <table:table-cell table:style-name="ce5" table:formula="of:=([.L12]+[.K13])/2" office:value-type="float" office:value="57.3046875" calcext:value-type="float">
            <text:p>57.3046875</text:p>
          </table:table-cell>
          <table:table-cell table:style-name="ce5" table:formula="of:=([.M12]+[.L13])/2" office:value-type="float" office:value="45" calcext:value-type="float">
            <text:p>45</text:p>
          </table:table-cell>
          <table:table-cell table:style-name="ce5" table:formula="of:=([.N12]+[.M13])/2" office:value-type="float" office:value="33.92578125" calcext:value-type="float">
            <text:p>33.92578125</text:p>
          </table:table-cell>
          <table:table-cell table:style-name="ce5" table:formula="of:=([.O12]+[.N13])/2" office:value-type="float" office:value="24.697265625" calcext:value-type="float">
            <text:p>24.697265625</text:p>
          </table:table-cell>
          <table:table-cell table:number-columns-repeated="1009"/>
        </table:table-row>
        <table:table-row table:style-name="ro1">
          <table:table-cell table:style-name="ce5" table:formula="of:=([.A13]+[.B14])/2" office:value-type="float" office:value="145.1513671875" calcext:value-type="float">
            <text:p>145.1513671875</text:p>
          </table:table-cell>
          <table:table-cell table:style-name="ce5" table:formula="of:=([.B13]+[.C14])/2" office:value-type="float" office:value="135" calcext:value-type="float">
            <text:p>135</text:p>
          </table:table-cell>
          <table:table-cell table:style-name="ce5" table:formula="of:=([.C13]+[.D14])/2" office:value-type="float" office:value="123.92578125" calcext:value-type="float">
            <text:p>123.92578125</text:p>
          </table:table-cell>
          <table:table-cell table:style-name="ce5" table:formula="of:=([.D13]+[.E14])/2" office:value-type="float" office:value="112.8515625" calcext:value-type="float">
            <text:p>112.8515625</text:p>
          </table:table-cell>
          <table:table-cell table:style-name="ce5" table:formula="of:=([.E13]+[.F14])/2" office:value-type="float" office:value="103.0078125" calcext:value-type="float">
            <text:p>103.0078125</text:p>
          </table:table-cell>
          <table:table-cell table:style-name="ce5" table:formula="of:=([.F13]+[.G14])/2" office:value-type="float" office:value="95.625" calcext:value-type="float">
            <text:p>95.625</text:p>
          </table:table-cell>
          <table:table-cell table:style-name="ce5" table:formula="of:=([.G13]+[.H14])/2" office:value-type="float" office:value="91.40625" calcext:value-type="float">
            <text:p>91.40625</text:p>
          </table:table-cell>
          <table:table-cell table:style-name="ce5" table:formula="of:=[.H13]" office:value-type="float" office:value="90" calcext:value-type="float">
            <text:p>90</text:p>
          </table:table-cell>
          <table:table-cell table:style-name="ce5" table:formula="of:=([.I13]+[.H14])/2" office:value-type="float" office:value="88.59375" calcext:value-type="float">
            <text:p>88.59375</text:p>
          </table:table-cell>
          <table:table-cell table:style-name="ce5" table:formula="of:=([.J13]+[.I14])/2" office:value-type="float" office:value="84.375" calcext:value-type="float">
            <text:p>84.375</text:p>
          </table:table-cell>
          <table:table-cell table:style-name="ce5" table:formula="of:=([.K13]+[.J14])/2" office:value-type="float" office:value="76.9921875" calcext:value-type="float">
            <text:p>76.9921875</text:p>
          </table:table-cell>
          <table:table-cell table:style-name="ce5" table:formula="of:=([.L13]+[.K14])/2" office:value-type="float" office:value="67.1484375" calcext:value-type="float">
            <text:p>67.1484375</text:p>
          </table:table-cell>
          <table:table-cell table:style-name="ce5" table:formula="of:=([.M13]+[.L14])/2" office:value-type="float" office:value="56.07421875" calcext:value-type="float">
            <text:p>56.07421875</text:p>
          </table:table-cell>
          <table:table-cell table:style-name="ce5" table:formula="of:=([.N13]+[.M14])/2" office:value-type="float" office:value="45" calcext:value-type="float">
            <text:p>45</text:p>
          </table:table-cell>
          <table:table-cell table:style-name="ce5" table:formula="of:=([.O13]+[.N14])/2" office:value-type="float" office:value="34.8486328125" calcext:value-type="float">
            <text:p>34.8486328125</text:p>
          </table:table-cell>
          <table:table-cell table:number-columns-repeated="1009"/>
        </table:table-row>
        <table:table-row table:style-name="ro1">
          <table:table-cell table:style-name="ce5" table:formula="of:=([.A14]+[.B15])/2" office:value-type="float" office:value="135" calcext:value-type="float">
            <text:p>135</text:p>
          </table:table-cell>
          <table:table-cell table:style-name="ce5" table:formula="of:=([.B14]+[.C15])/2" office:value-type="float" office:value="124.8486328125" calcext:value-type="float">
            <text:p>124.8486328125</text:p>
          </table:table-cell>
          <table:table-cell table:style-name="ce5" table:formula="of:=([.C14]+[.D15])/2" office:value-type="float" office:value="114.697265625" calcext:value-type="float">
            <text:p>114.697265625</text:p>
          </table:table-cell>
          <table:table-cell table:style-name="ce5" table:formula="of:=([.D14]+[.E15])/2" office:value-type="float" office:value="105.46875" calcext:value-type="float">
            <text:p>105.46875</text:p>
          </table:table-cell>
          <table:table-cell table:style-name="ce5" table:formula="of:=([.E14]+[.F15])/2" office:value-type="float" office:value="98.0859375" calcext:value-type="float">
            <text:p>98.0859375</text:p>
          </table:table-cell>
          <table:table-cell table:style-name="ce5" table:formula="of:=([.F14]+[.G15])/2" office:value-type="float" office:value="93.1640625" calcext:value-type="float">
            <text:p>93.1640625</text:p>
          </table:table-cell>
          <table:table-cell table:style-name="ce5" table:formula="of:=([.G14]+[.H15])/2" office:value-type="float" office:value="90.703125" calcext:value-type="float">
            <text:p>90.703125</text:p>
          </table:table-cell>
          <table:table-cell table:style-name="ce5" table:formula="of:=[.H14]" office:value-type="float" office:value="90" calcext:value-type="float">
            <text:p>90</text:p>
          </table:table-cell>
          <table:table-cell table:style-name="ce5" table:formula="of:=([.I14]+[.H15])/2" office:value-type="float" office:value="89.296875" calcext:value-type="float">
            <text:p>89.296875</text:p>
          </table:table-cell>
          <table:table-cell table:style-name="ce5" table:formula="of:=([.J14]+[.I15])/2" office:value-type="float" office:value="86.8359375" calcext:value-type="float">
            <text:p>86.8359375</text:p>
          </table:table-cell>
          <table:table-cell table:style-name="ce5" table:formula="of:=([.K14]+[.J15])/2" office:value-type="float" office:value="81.9140625" calcext:value-type="float">
            <text:p>81.9140625</text:p>
          </table:table-cell>
          <table:table-cell table:style-name="ce5" table:formula="of:=([.L14]+[.K15])/2" office:value-type="float" office:value="74.53125" calcext:value-type="float">
            <text:p>74.53125</text:p>
          </table:table-cell>
          <table:table-cell table:style-name="ce5" table:formula="of:=([.M14]+[.L15])/2" office:value-type="float" office:value="65.302734375" calcext:value-type="float">
            <text:p>65.302734375</text:p>
          </table:table-cell>
          <table:table-cell table:style-name="ce5" table:formula="of:=([.N14]+[.M15])/2" office:value-type="float" office:value="55.1513671875" calcext:value-type="float">
            <text:p>55.1513671875</text:p>
          </table:table-cell>
          <table:table-cell table:style-name="ce5" table:formula="of:=([.O14]+[.N15])/2" office:value-type="float" office:value="45" calcext:value-type="float">
            <text:p>45</text:p>
          </table:table-cell>
          <table:table-cell table:number-columns-repeated="100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7:42:58.2551402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22:49:50.548439144</meta:creation-date>
    <dc:date>2019-12-13T08:04:14.059264710</dc:date>
    <meta:editing-duration>PT9H4M13S</meta:editing-duration>
    <meta:editing-cycles>1</meta:editing-cycles>
    <meta:generator>LibreOffice/6.0.7.3$Linux_X86_64 LibreOffice_project/00m0$Build-3</meta:generator>
    <meta:document-statistic meta:table-count="1" meta:cell-count="224" meta:object-count="0"/>
  </office:meta>
</office:document-meta>
</file>